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宋体" svg:font-family="宋体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4937in" style:use-optimal-column-width="false"/>
    </style:style>
    <style:style style:name="TableColumn3" style:family="table-column">
      <style:table-column-properties style:column-width="1.5395in" style:use-optimal-column-width="false"/>
    </style:style>
    <style:style style:name="TableColumn4" style:family="table-column">
      <style:table-column-properties style:column-width="2.6736in" style:use-optimal-column-width="false"/>
    </style:style>
    <style:style style:name="TableColumn5" style:family="table-column">
      <style:table-column-properties style:column-width="1.5277in" style:use-optimal-column-width="false"/>
    </style:style>
    <style:style style:name="TableColumn6" style:family="table-column">
      <style:table-column-properties style:column-width="0.8416in" style:use-optimal-column-width="false"/>
    </style:style>
    <style:style style:name="Table1" style:family="table" style:master-page-name="MP0">
      <style:table-properties style:width="7.0763in" fo:margin-left="-0.075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A" style:writing-mode="lr-tb" fo:padding-top="0in" fo:padding-left="0.075in" fo:padding-bottom="0in" fo:padding-right="0.075in"/>
    </style:style>
    <style:style style:name="P9" style:parent-style-name="Standard" style:family="paragraph">
      <style:paragraph-properties fo:break-before="page" fo:text-align="center"/>
    </style:style>
    <style:style style:name="TableCell10" style:family="table-cell">
      <style:table-cell-properties fo:border="0.0069in solid #00000A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text-align="center"/>
    </style:style>
    <style:style style:name="TableCell12" style:family="table-cell">
      <style:table-cell-properties fo:border="0.0069in solid #00000A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text-align="center"/>
    </style:style>
    <style:style style:name="TableCell14" style:family="table-cell">
      <style:table-cell-properties fo:border="0.0069in solid #00000A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text-align="center"/>
    </style:style>
    <style:style style:name="TableCell16" style:family="table-cell">
      <style:table-cell-properties fo:border="0.0069in solid #00000A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text-align="center"/>
    </style:style>
    <style:style style:name="T18" style:parent-style-name="DefaultParagraphFont" style:family="text">
      <style:text-properties style:text-position="super 63.6%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A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text-align="center"/>
    </style:style>
    <style:style style:name="TableCell22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23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24" style:family="table-cell">
      <style:table-cell-properties fo:border="0.0069in solid #00000A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center"/>
    </style:style>
    <style:style style:name="TableCell26" style:family="table-cell">
      <style:table-cell-properties fo:border="0.0069in solid #00000A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text-align="center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69in solid #00000A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center"/>
    </style:style>
    <style:style style:name="TableCell31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32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33" style:family="table-cell">
      <style:table-cell-properties fo:border="0.0069in solid #00000A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center"/>
    </style:style>
    <style:style style:name="TableCell35" style:family="table-cell">
      <style:table-cell-properties fo:border="0.0069in solid #00000A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text-align="center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69in solid #00000A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/>
    </style:style>
    <style:style style:name="TableCell40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41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42" style:family="table-cell">
      <style:table-cell-properties fo:border="0.0069in solid #00000A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center"/>
    </style:style>
    <style:style style:name="TableCell44" style:family="table-cell">
      <style:table-cell-properties fo:border="0.0069in solid #00000A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text-align="center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69in solid #00000A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</style:style>
    <style:style style:name="TableCell49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0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1" style:family="table-cell">
      <style:table-cell-properties fo:border="0.0069in solid #00000A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/>
    </style:style>
    <style:style style:name="TableCell53" style:family="table-cell">
      <style:table-cell-properties fo:border="0.0069in solid #00000A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text-align="center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00000A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text-align="center"/>
    </style:style>
    <style:style style:name="TableCell58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59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0" style:family="table-cell">
      <style:table-cell-properties fo:border="0.0069in solid #00000A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/>
    </style:style>
    <style:style style:name="TableCell62" style:family="table-cell">
      <style:table-cell-properties fo:border="0.0069in solid #00000A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A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text-align="center"/>
    </style:style>
    <style:style style:name="TableCell67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8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69" style:family="table-cell">
      <style:table-cell-properties fo:border="0.0069in solid #00000A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text-align="center"/>
    </style:style>
    <style:style style:name="TableCell71" style:family="table-cell">
      <style:table-cell-properties fo:border="0.0069in solid #00000A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text-align="center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69in solid #00000A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center"/>
    </style:style>
    <style:style style:name="TableCell76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77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78" style:family="table-cell">
      <style:table-cell-properties fo:border="0.0069in solid #00000A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center"/>
    </style:style>
    <style:style style:name="TableCell80" style:family="table-cell">
      <style:table-cell-properties fo:border="0.0069in solid #00000A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center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069in solid #00000A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center"/>
    </style:style>
    <style:style style:name="TableCell85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86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87" style:family="table-cell">
      <style:table-cell-properties fo:border="0.0069in solid #00000A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center"/>
    </style:style>
    <style:style style:name="TableCell89" style:family="table-cell">
      <style:table-cell-properties fo:border="0.0069in solid #00000A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text-align="center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0.0069in solid #00000A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text-align="center"/>
    </style:style>
    <style:style style:name="TableCell94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95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96" style:family="table-cell">
      <style:table-cell-properties fo:border="0.0069in solid #00000A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text-align="center"/>
    </style:style>
    <style:style style:name="TableCell98" style:family="table-cell">
      <style:table-cell-properties fo:border="0.0069in solid #00000A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text-align="center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0.0069in solid #00000A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text-align="center"/>
    </style:style>
    <style:style style:name="TableCell103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04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05" style:family="table-cell">
      <style:table-cell-properties fo:border="0.0069in solid #00000A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text-align="center"/>
    </style:style>
    <style:style style:name="TableCell107" style:family="table-cell">
      <style:table-cell-properties fo:border="0.0069in solid #00000A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text-align="center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069in solid #00000A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text-align="center"/>
    </style:style>
    <style:style style:name="TableCell112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13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14" style:family="table-cell">
      <style:table-cell-properties fo:border="0.0069in solid #00000A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text-align="center"/>
    </style:style>
    <style:style style:name="TableCell116" style:family="table-cell">
      <style:table-cell-properties fo:border="0.0069in solid #00000A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text-align="center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069in solid #00000A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text-align="center"/>
    </style:style>
    <style:style style:name="TableCell121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22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23" style:family="table-cell">
      <style:table-cell-properties fo:border="0.0069in solid #00000A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text-align="center"/>
    </style:style>
    <style:style style:name="TableCell125" style:family="table-cell">
      <style:table-cell-properties fo:border="0.0069in solid #00000A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text-align="center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0.0069in solid #00000A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text-align="center"/>
    </style:style>
    <style:style style:name="TableCell130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31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32" style:family="table-cell">
      <style:table-cell-properties fo:border="0.0069in solid #00000A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text-align="center"/>
    </style:style>
    <style:style style:name="TableCell134" style:family="table-cell">
      <style:table-cell-properties fo:border="0.0069in solid #00000A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text-align="center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0.0069in solid #00000A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text-align="center"/>
    </style:style>
    <style:style style:name="TableCell139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40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41" style:family="table-cell">
      <style:table-cell-properties fo:border="0.0069in solid #00000A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text-align="center"/>
    </style:style>
    <style:style style:name="TableCell143" style:family="table-cell">
      <style:table-cell-properties fo:border="0.0069in solid #00000A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text-align="center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069in solid #00000A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text-align="center"/>
    </style:style>
    <style:style style:name="TableCell148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49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50" style:family="table-cell">
      <style:table-cell-properties fo:border="0.0069in solid #00000A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text-align="center"/>
    </style:style>
    <style:style style:name="TableCell152" style:family="table-cell">
      <style:table-cell-properties fo:border="0.0069in solid #00000A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text-align="center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069in solid #00000A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text-align="center"/>
    </style:style>
    <style:style style:name="TableCell157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58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59" style:family="table-cell">
      <style:table-cell-properties fo:border="0.0069in solid #00000A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text-align="center"/>
    </style:style>
    <style:style style:name="TableCell161" style:family="table-cell">
      <style:table-cell-properties fo:border="0.0069in solid #00000A" style:writing-mode="lr-tb" fo:padding-top="0in" fo:padding-left="0.075in" fo:padding-bottom="0in" fo:padding-right="0.075in"/>
    </style:style>
    <style:style style:name="P162" style:parent-style-name="Standard" style:family="paragraph">
      <style:paragraph-properties fo:text-align="center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0.0069in solid #00000A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text-align="center"/>
    </style:style>
    <style:style style:name="TableCell166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67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68" style:family="table-cell">
      <style:table-cell-properties fo:border="0.0069in solid #00000A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text-align="center"/>
    </style:style>
    <style:style style:name="TableCell170" style:family="table-cell">
      <style:table-cell-properties fo:border="0.0069in solid #00000A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text-align="center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69in solid #00000A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text-align="center"/>
    </style:style>
    <style:style style:name="TableCell175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76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77" style:family="table-cell">
      <style:table-cell-properties fo:border="0.0069in solid #00000A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text-align="center"/>
    </style:style>
    <style:style style:name="TableCell179" style:family="table-cell">
      <style:table-cell-properties fo:border="0.0069in solid #00000A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text-align="center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069in solid #00000A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text-align="center"/>
    </style:style>
    <style:style style:name="TableCell184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85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86" style:family="table-cell">
      <style:table-cell-properties fo:border="0.0069in solid #00000A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text-align="center"/>
    </style:style>
    <style:style style:name="TableCell188" style:family="table-cell">
      <style:table-cell-properties fo:border="0.0069in solid #00000A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text-align="center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69in solid #00000A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text-align="center"/>
    </style:style>
    <style:style style:name="TableCell193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94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95" style:family="table-cell">
      <style:table-cell-properties fo:border="0.0069in solid #00000A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text-align="center"/>
    </style:style>
    <style:style style:name="TableCell197" style:family="table-cell">
      <style:table-cell-properties fo:border="0.0069in solid #00000A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text-align="center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0.0069in solid #00000A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text-align="center"/>
    </style:style>
    <style:style style:name="TableCell202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203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204" style:family="table-cell">
      <style:table-cell-properties fo:border="0.0069in solid #00000A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text-align="center"/>
    </style:style>
    <style:style style:name="TableCell206" style:family="table-cell">
      <style:table-cell-properties fo:border="0.0069in solid #00000A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text-align="center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Step</text:p>
          </table:table-cell>
          <table:table-cell table:style-name="TableCell10">
            <text:p text:style-name="P11">Procedure</text:p>
          </table:table-cell>
          <table:table-cell table:style-name="TableCell12">
            <text:p text:style-name="P13">Expected Results</text:p>
          </table:table-cell>
          <table:table-cell table:style-name="TableCell14">
            <text:p text:style-name="P15">Actual Results</text:p>
          </table:table-cell>
          <table:table-cell table:style-name="TableCell16">
            <text:p text:style-name="P17"> or AI<text:span text:style-name="T18">*</text:span></text:p>
          </table:table-cell>
        </table:table-row>
        <table:table-row table:style-name="TableRow19">
          <table:table-cell table:style-name="TableCell20">
            <text:p text:style-name="P21">1</text:p>
          </table:table-cell>
          <table:table-cell table:style-name="TableCell22">
            <text:p text:style-name="Standard">Run</text:p>
            <text:p text:style-name="Standard">Mainwin</text:p>
            <text:p text:style-name="Standard"/>
          </table:table-cell>
          <table:table-cell table:style-name="TableCell23">
            <text:p text:style-name="Standard">The main window<text:s/>appears</text:p>
            <text:p text:style-name="Standard">A turtle picture appears along <text:s/>with two buttons Timer and Notes</text:p>
          </table:table-cell>
          <table:table-cell table:style-name="TableCell24">
            <text:p text:style-name="P25"/>
          </table:table-cell>
          <table:table-cell table:style-name="TableCell26">
            <text:p text:style-name="P27"/>
          </table:table-cell>
        </table:table-row>
        <table:table-row table:style-name="TableRow28">
          <table:table-cell table:style-name="TableCell29">
            <text:p text:style-name="P30">2</text:p>
          </table:table-cell>
          <table:table-cell table:style-name="TableCell31">
            <text:p text:style-name="Standard">Click on “Notes”</text:p>
          </table:table-cell>
          <table:table-cell table:style-name="TableCell32">
            <text:p text:style-name="Standard">Notes window appears and there is a duck and some information in a textbox</text:p>
            <text:p text:style-name="Standard">There is also a button for output</text:p>
          </table:table-cell>
          <table:table-cell table:style-name="TableCell33">
            <text:p text:style-name="P34"/>
          </table:table-cell>
          <table:table-cell table:style-name="TableCell35">
            <text:p text:style-name="P36"/>
          </table:table-cell>
        </table:table-row>
        <table:table-row table:style-name="TableRow37">
          <table:table-cell table:style-name="TableCell38">
            <text:p text:style-name="P39">3<text:s/><text:s text:c="4"/></text:p>
          </table:table-cell>
          <table:table-cell table:style-name="TableCell40">
            <text:p text:style-name="Standard">Change the words in the box(add/ delete)</text:p>
          </table:table-cell>
          <table:table-cell table:style-name="TableCell41">
            <text:p text:style-name="Standard">It works…</text:p>
          </table:table-cell>
          <table:table-cell table:style-name="TableCell42">
            <text:p text:style-name="P43"/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>4</text:p>
          </table:table-cell>
          <table:table-cell table:style-name="TableCell49">
            <text:p text:style-name="Standard">Click “output to file”</text:p>
          </table:table-cell>
          <table:table-cell table:style-name="TableCell50">
            <text:p text:style-name="Standard">A message window appears</text:p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5</text:p>
          </table:table-cell>
          <table:table-cell table:style-name="TableCell58">
            <text:p text:style-name="Standard">Check the folder</text:p>
          </table:table-cell>
          <table:table-cell table:style-name="TableCell59">
            <text:p text:style-name="Standard">A file has been output to the root folder</text:p>
            <text:p text:style-name="Standard">The name of the file is the current time</text:p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6</text:p>
          </table:table-cell>
          <table:table-cell table:style-name="TableCell67">
            <text:p text:style-name="Standard">Click “X”</text:p>
          </table:table-cell>
          <table:table-cell table:style-name="TableCell68">
            <text:p text:style-name="Standard">Closes window</text:p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7</text:p>
          </table:table-cell>
          <table:table-cell table:style-name="TableCell76">
            <text:p text:style-name="Standard">Click on “Timer”</text:p>
          </table:table-cell>
          <table:table-cell table:style-name="TableCell77">
            <text:p text:style-name="Standard">Timer window appears, you can choose the minutes, or/and enter the seconds.</text:p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8</text:p>
          </table:table-cell>
          <table:table-cell table:style-name="TableCell85">
            <text:p text:style-name="Standard">Select min</text:p>
          </table:table-cell>
          <table:table-cell table:style-name="TableCell86">
            <text:p text:style-name="Standard">Drop down bar with<text:s/>selections activate</text:p>
            <text:p text:style-name="Standard">Start button and reset button are enabled.</text:p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>9</text:p>
          </table:table-cell>
          <table:table-cell table:style-name="TableCell94">
            <text:p text:style-name="Standard">Input a bad sec</text:p>
            <text:p text:style-name="Standard">Ex “Bad”/”95”</text:p>
          </table:table-cell>
          <table:table-cell table:style-name="TableCell95">
            <text:p text:style-name="Standard">Error<text:s/>Window appear</text:p>
            <text:p text:style-name="Standard">The entry box is reset<text:s/></text:p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10</text:p>
          </table:table-cell>
          <table:table-cell table:style-name="TableCell103">
            <text:p text:style-name="Standard">Input a good sec</text:p>
            <text:p text:style-name="Standard">Ex “50”</text:p>
          </table:table-cell>
          <table:table-cell table:style-name="TableCell104">
            <text:p text:style-name="Standard">It will display 50 seconds countdown</text:p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12</text:p>
          </table:table-cell>
          <table:table-cell table:style-name="TableCell112">
            <text:p text:style-name="Standard">Press “reset”</text:p>
          </table:table-cell>
          <table:table-cell table:style-name="TableCell113">
            <text:p text:style-name="Standard">Returns user to cleared a<text:s/>cleared timer</text:p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13</text:p>
          </table:table-cell>
          <table:table-cell table:style-name="TableCell121">
            <text:p text:style-name="Standard">Input a good sec</text:p>
          </table:table-cell>
          <table:table-cell table:style-name="TableCell122">
            <text:p text:style-name="Standard">It will display that time</text:p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p text:style-name="P129">14</text:p>
          </table:table-cell>
          <table:table-cell table:style-name="TableCell130">
            <text:p text:style-name="Standard">Press start</text:p>
          </table:table-cell>
          <table:table-cell table:style-name="TableCell131">
            <text:p text:style-name="Standard">Starts<text:s/>the timer countdown,</text:p>
            <text:p text:style-name="Standard">The progress bar is moving…</text:p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>15</text:p>
          </table:table-cell>
          <table:table-cell table:style-name="TableCell139">
            <text:p text:style-name="Standard">Press pause</text:p>
          </table:table-cell>
          <table:table-cell table:style-name="TableCell140">
            <text:p text:style-name="Standard">Pauses the timer countdown</text:p>
            <text:p text:style-name="Standard">The progress bar is reset</text:p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>16</text:p>
          </table:table-cell>
          <table:table-cell table:style-name="TableCell148">
            <text:p text:style-name="Standard">Press continue</text:p>
          </table:table-cell>
          <table:table-cell table:style-name="TableCell149">
            <text:p text:style-name="Standard">Continues the timer countdown</text:p>
            <text:p text:style-name="Standard">The progress bar start to move<text:s/></text:p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>17</text:p>
          </table:table-cell>
          <table:table-cell table:style-name="TableCell157">
            <text:p text:style-name="Standard">Press pause</text:p>
          </table:table-cell>
          <table:table-cell table:style-name="TableCell158">
            <text:p text:style-name="Standard">Pauses the timer<text:s/>countdown</text:p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18</text:p>
          </table:table-cell>
          <table:table-cell table:style-name="TableCell166">
            <text:p text:style-name="Standard">Press reset</text:p>
          </table:table-cell>
          <table:table-cell table:style-name="TableCell167">
            <text:p text:style-name="Standard">Returns user to cleared timer</text:p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19</text:p>
          </table:table-cell>
          <table:table-cell table:style-name="TableCell175">
            <text:p text:style-name="Standard">Enter “5”<text:s/>and ENTER</text:p>
          </table:table-cell>
          <table:table-cell table:style-name="TableCell176">
            <text:p text:style-name="Standard">User enters 5 in the seconds box</text:p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>20</text:p>
          </table:table-cell>
          <table:table-cell table:style-name="TableCell184">
            <text:p text:style-name="Standard">Press start</text:p>
          </table:table-cell>
          <table:table-cell table:style-name="TableCell185">
            <text:p text:style-name="Standard">Starts timer to countdown for 5 seconds</text:p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</table:table-row>
        <table:table-row table:style-name="TableRow190">
          <table:table-cell table:style-name="TableCell191">
            <text:p text:style-name="P192">21</text:p>
          </table:table-cell>
          <table:table-cell table:style-name="TableCell193">
            <text:p text:style-name="Standard">Wait until timer finish</text:p>
          </table:table-cell>
          <table:table-cell table:style-name="TableCell194">
            <text:p text:style-name="Standard">Timer will sound off</text:p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>22</text:p>
          </table:table-cell>
          <table:table-cell table:style-name="TableCell202">
            <text:p text:style-name="Standard">Click on x</text:p>
          </table:table-cell>
          <table:table-cell table:style-name="TableCell203">
            <text:p text:style-name="Standard">Closes window</text:p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宋体" svg:font-family="宋体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in" fo:line-height="100%"/>
      <style:text-properties style:font-name-complex="Calibri" style:language-asian="en" style:country-asian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complex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herry Mou</meta:initial-creator>
    <dc:creator>Sherry Mou</dc:creator>
    <meta:creation-date>2014-05-07T21:49:00Z</meta:creation-date>
    <dc:date>2014-05-10T23:57:00Z</dc:date>
    <meta:template xlink:href="Normal.dotm" xlink:type="simple"/>
    <meta:editing-cycles>8</meta:editing-cycles>
    <meta:editing-duration>PT4980S</meta:editing-duration>
    <meta:user-defined meta:name="AppVersion">15.00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3" meta:word-count="226" meta:character-count="1513" meta:row-count="10" meta:non-whitespace-character-count="1290"/>
  </office:meta>
</office:document-meta>
</file>